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2-04-1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86928" calcext:value-type="float">
            <text:p>46.28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2-02-08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2-01-14 17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1-12-07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1-09-1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82" calcext:value-type="float">
            <text:p>46.55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1-06-08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1-05-1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1-03-10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88024" calcext:value-type="float">
            <text:p>44.3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0-12-03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0-11-0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0-10-08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83424" calcext:value-type="float">
            <text:p>45.68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0-09-14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0-08-13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2544" calcext:value-type="float">
            <text:p>46.26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0-05-08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1176" calcext:value-type="float">
            <text:p>44.4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0-04-13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98464" calcext:value-type="float">
            <text:p>44.0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0-03-05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4872" calcext:value-type="float">
            <text:p>44.3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20-01-07 22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9-11-06 22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9-10-04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9-09-04 22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9-05-02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9-04-01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9-02-05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9-01-07 21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8-12-04 20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8-11-02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8-10-03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1088" calcext:value-type="float">
            <text:p>45.28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8-09-06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11312" calcext:value-type="float">
            <text:p>46.31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8-07-09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8-06-06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8-05-11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0488" calcext:value-type="float">
            <text:p>44.2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8-03-07 19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3688" calcext:value-type="float">
            <text:p>43.2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8-02-06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65648" calcext:value-type="float">
            <text:p>43.6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8-01-04 20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1264" calcext:value-type="float">
            <text:p>43.6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7-12-05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072" calcext:value-type="float">
            <text:p>43.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7-11-07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7-09-07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7-06-05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7-05-03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8232" calcext:value-type="float">
            <text:p>44.52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7-04-06 21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7-03-03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6944" calcext:value-type="float">
            <text:p>43.3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7-02-09 17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1536" calcext:value-type="float">
            <text:p>43.5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7-01-04 21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8424" calcext:value-type="float">
            <text:p>43.7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6-11-04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6-10-0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4408" calcext:value-type="float">
            <text:p>45.17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6-09-09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7428" calcext:value-type="float">
            <text:p>45.6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6-08-05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0412" calcext:value-type="float">
            <text:p>48.20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6-05-1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6-04-0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6-02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6-01-1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5-12-07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5-11-0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5-10-07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1264" calcext:value-type="float">
            <text:p>47.45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5-09-09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74736" calcext:value-type="float">
            <text:p>46.2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5-06-0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5-05-1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5-04-08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1512" calcext:value-type="float">
            <text:p>44.1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5-03-0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5-02-09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5-01-08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9736" calcext:value-type="float">
            <text:p>44.3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4-12-03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604" calcext:value-type="float">
            <text:p>44.51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4-11-10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4-10-1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4-09-08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4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4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4184" calcext:value-type="float">
            <text:p>44.1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4-03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3-12-1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908" calcext:value-type="float">
            <text:p>45.97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3-06-06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9416" calcext:value-type="float">
            <text:p>45.61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3-03-07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1472" calcext:value-type="float">
            <text:p>43.7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3-02-13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72912" calcext:value-type="float">
            <text:p>43.8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3-01-07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5792" calcext:value-type="float">
            <text:p>44.0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2-12-1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0384" calcext:value-type="float">
            <text:p>44.2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2-11-0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2-10-09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2-08-0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2-05-0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2-03-07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264" calcext:value-type="float">
            <text:p>43.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2-02-08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2-01-1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1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1-11-09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1-10-06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01" calcext:value-type="float">
            <text:p>46.10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1-09-1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4592" calcext:value-type="float">
            <text:p>45.88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1-06-02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1-05-03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1-04-07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4248" calcext:value-type="float">
            <text:p>43.8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1-02-07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4832" calcext:value-type="float">
            <text:p>43.9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1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8088" calcext:value-type="float">
            <text:p>44.1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0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81344" calcext:value-type="float">
            <text:p>44.2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0-11-08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0936" calcext:value-type="float">
            <text:p>44.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0-10-11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0-09-09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1144" calcext:value-type="float">
            <text:p>45.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0-06-29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9076" calcext:value-type="float">
            <text:p>47.99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0-05-03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0-04-07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96128" calcext:value-type="float">
            <text:p>43.6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0-03-09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5752" calcext:value-type="float">
            <text:p>43.7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0-02-0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4068" calcext:value-type="float">
            <text:p>43.5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10-01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71744" calcext:value-type="float">
            <text:p>43.6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9-12-0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98" calcext:value-type="float">
            <text:p>44.1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9-11-04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67272" calcext:value-type="float">
            <text:p>44.4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9-10-07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9-06-03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9-05-1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0072" calcext:value-type="float">
            <text:p>44.0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9-04-0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9-03-10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9-02-09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08904" calcext:value-type="float">
            <text:p>43.8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9-01-07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1304" calcext:value-type="float">
            <text:p>43.9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8-12-10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1992" calcext:value-type="float">
            <text:p>44.1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8-11-06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8-10-06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852" calcext:value-type="float">
            <text:p>45.30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8-09-08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8-07-02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8-06-05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412" calcext:value-type="float">
            <text:p>44.3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8-05-08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972" calcext:value-type="float">
            <text:p>47.2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8-04-07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8-03-04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34584" calcext:value-type="float">
            <text:p>43.5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8-02-1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8216" calcext:value-type="float">
            <text:p>43.6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8-01-03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7-12-04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7-11-01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7-06-0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092" calcext:value-type="float">
            <text:p>45.4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7-05-01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2392" calcext:value-type="float">
            <text:p>43.5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7-04-02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3352" calcext:value-type="float">
            <text:p>43.5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7-03-06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59552" calcext:value-type="float">
            <text:p>43.6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6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6-1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18632" calcext:value-type="float">
            <text:p>43.9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6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0544" calcext:value-type="float">
            <text:p>45.50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6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2984" calcext:value-type="float">
            <text:p>45.97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6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45024" calcext:value-type="float">
            <text:p>43.2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6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24272" calcext:value-type="float">
            <text:p>43.3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5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972" calcext:value-type="float">
            <text:p>43.4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5-1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4736" calcext:value-type="float">
            <text:p>43.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2005-10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404" calcext:value-type="float">
            <text:p>43.7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7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716" calcext:value-type="float">
            <text:p>34.42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7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0336" calcext:value-type="float">
            <text:p>34.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7-09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48368" calcext:value-type="float">
            <text:p>34.94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7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94088" calcext:value-type="float">
            <text:p>34.99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7-07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84944" calcext:value-type="float">
            <text:p>34.98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7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5824" calcext:value-type="float">
            <text:p>34.40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7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7-04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7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284" calcext:value-type="float">
            <text:p>34.15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7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332" calcext:value-type="float">
            <text:p>34.18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7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0208" calcext:value-type="float">
            <text:p>34.43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09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1" calcext:value-type="float">
            <text:p>34.67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08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99016" calcext:value-type="float">
            <text:p>34.79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6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1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2968" calcext:value-type="float">
            <text:p>33.65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03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5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4-12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4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4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4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4-08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708" calcext:value-type="float">
            <text:p>33.78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4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4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4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4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7728" calcext:value-type="float">
            <text:p>33.63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4-0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3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088" calcext:value-type="float">
            <text:p>33.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3-1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0024" calcext:value-type="float">
            <text:p>33.72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3-10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5264" calcext:value-type="float">
            <text:p>33.73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3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3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992" calcext:value-type="float">
            <text:p>33.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3-06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3-05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3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3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3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2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2-1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7832" calcext:value-type="float">
            <text:p>33.70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2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2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2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6224" calcext:value-type="float">
            <text:p>33.79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2-07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0128" calcext:value-type="float">
            <text:p>33.79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2-06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2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2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2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1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1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1-08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1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1-05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1-04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09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02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7664" calcext:value-type="float">
            <text:p>33.88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9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0712" calcext:value-type="float">
            <text:p>33.89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10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1672" calcext:value-type="float">
            <text:p>33.95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7288" calcext:value-type="float">
            <text:p>33.92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07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06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948" calcext:value-type="float">
            <text:p>33.93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9584" calcext:value-type="float">
            <text:p>34.00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9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8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8624" calcext:value-type="float">
            <text:p>33.94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8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8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8-07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8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8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7016" calcext:value-type="float">
            <text:p>34.03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8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8728" calcext:value-type="float">
            <text:p>34.01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7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7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7496" calcext:value-type="float">
            <text:p>34.06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7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7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7976" calcext:value-type="float">
            <text:p>34.09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7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7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7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7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0272" calcext:value-type="float">
            <text:p>34.18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7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6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3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43568" calcext:value-type="float">
            <text:p>34.64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3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61856" calcext:value-type="float">
            <text:p>34.66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3-07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77096" calcext:value-type="float">
            <text:p>34.67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3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3192" calcext:value-type="float">
            <text:p>34.68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07576" calcext:value-type="float">
            <text:p>34.70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3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1584" calcext:value-type="float">
            <text:p>34.77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3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1104" calcext:value-type="float">
            <text:p>34.74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3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7768" calcext:value-type="float">
            <text:p>34.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3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35592" calcext:value-type="float">
            <text:p>34.83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234" calcext:value-type="float">
            <text:p>34.82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2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2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0456" calcext:value-type="float">
            <text:p>34.89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72168" calcext:value-type="float">
            <text:p>34.87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39224" calcext:value-type="float">
            <text:p>34.93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2-07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78848" calcext:value-type="float">
            <text:p>34.97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2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12376" calcext:value-type="float">
            <text:p>35.01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2-05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39808" calcext:value-type="float">
            <text:p>35.03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2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79432" calcext:value-type="float">
            <text:p>35.07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2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55632" calcext:value-type="float">
            <text:p>35.15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2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86112" calcext:value-type="float">
            <text:p>35.18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91624" calcext:value-type="float">
            <text:p>35.09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78136" calcext:value-type="float">
            <text:p>35.37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09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51288" calcext:value-type="float">
            <text:p>35.45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32416" calcext:value-type="float">
            <text:p>35.33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18928" calcext:value-type="float">
            <text:p>35.61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3728" calcext:value-type="float">
            <text:p>35.92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4792" calcext:value-type="float">
            <text:p>36.05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82808" calcext:value-type="float">
            <text:p>36.18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6264" calcext:value-type="float">
            <text:p>36.3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1-01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02264" calcext:value-type="float">
            <text:p>36.40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0-1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8672" calcext:value-type="float">
            <text:p>36.61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0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8608" calcext:value-type="float">
            <text:p>36.86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0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0-08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0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0-06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0-05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0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0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80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9-1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9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9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2424" calcext:value-type="float">
            <text:p>33.87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9-09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9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9-07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9-06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9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9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0232" calcext:value-type="float">
            <text:p>33.86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07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05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9376" calcext:value-type="float">
            <text:p>33.86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04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756" calcext:value-type="float">
            <text:p>33.81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03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9752" calcext:value-type="float">
            <text:p>33.82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8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38" calcext:value-type="float">
            <text:p>34.21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1568" calcext:value-type="float">
            <text:p>33.88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03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7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86368" calcext:value-type="float">
            <text:p>34.18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08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05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02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6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5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5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5-0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9648" calcext:value-type="float">
            <text:p>33.75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77224" calcext:value-type="float">
            <text:p>34.17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4-1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2568" calcext:value-type="float">
            <text:p>34.26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4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4-09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6328" calcext:value-type="float">
            <text:p>33.86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3-05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69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7872" calcext:value-type="float">
            <text:p>34.02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664" calcext:value-type="float">
            <text:p>34.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6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188" calcext:value-type="float">
            <text:p>34.09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6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3216" calcext:value-type="float">
            <text:p>34.11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1642105315101</text:p>
          </table:table-cell>
          <table:table-cell office:value-type="string" calcext:value-type="string">
            <text:p>1966-1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6304" calcext:value-type="float">
            <text:p>34.43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96" meta:object-count="0"/>
    <meta:user-defined meta:name="AppVersion">3.0</meta:user-defined>
  </office:meta>
</office:document-meta>
</file>